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0.0882in"/>
    </style:style>
    <style:style style:name="co9" style:family="table-column">
      <style:table-column-properties fo:break-before="auto" style:column-width="4.9661in"/>
    </style:style>
    <style:style style:name="co10" style:family="table-column">
      <style:table-column-properties fo:break-before="auto" style:column-width="0.1209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0.8528in"/>
    </style:style>
    <style:style style:name="co14" style:family="table-column">
      <style:table-column-properties fo:break-before="auto" style:column-width="1.3929in"/>
    </style:style>
    <style:style style:name="co15" style:family="table-column">
      <style:table-column-properties fo:break-before="auto" style:column-width="2.4047in"/>
    </style:style>
    <style:style style:name="co16" style:family="table-column">
      <style:table-column-properties fo:break-before="auto" style:column-width="1.328in"/>
    </style:style>
    <style:style style:name="co17" style:family="table-column">
      <style:table-column-properties fo:break-before="auto" style:column-width="1.8937in"/>
    </style:style>
    <style:style style:name="co18" style:family="table-column">
      <style:table-column-properties fo:break-before="auto" style:column-width="1.4799in"/>
    </style:style>
    <style:style style:name="co19" style:family="table-column">
      <style:table-column-properties fo:break-before="auto" style:column-width="1.2626in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ta7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7">
        <office:forms form:automatic-focus="false" form:apply-design-mode="false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6" table:number-columns-repeated="2" table:default-cell-style-name="ce22"/>
        <table:table-column table:style-name="co19" table:default-cell-style-name="ce22"/>
        <table:table-column table:style-name="co6" table:number-columns-repeated="249" table:default-cell-style-name="ce22"/>
        <table:table-column table:style-name="co6" table:number-columns-repeated="767" table:default-cell-style-name="Default"/>
        <table:table-row table:style-name="ro8">
          <table:table-cell table:style-name="ce21" office:value-type="string" calcext:value-type="string">
            <text:p>abastos</text:p>
          </table:table-cell>
          <table:table-cell table:style-name="ce21" office:value-type="string" calcext:value-type="string">
            <text:p>qhatu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bsoluto</text:p>
          </table:table-cell>
          <table:table-cell table:style-name="ce21" office:value-type="string" calcext:value-type="string">
            <text:p>tukuy</text:p>
          </table:table-cell>
          <table:table-cell table:style-name="ce21" office:value-type="string" calcext:value-type="string">
            <text:p>lllapallan</text:p>
          </table:table-cell>
          <table:table-cell table:style-name="ce21" office:value-type="string" calcext:value-type="string">
            <text:p>llapachan</text:p>
          </table:table-cell>
          <table:table-cell table:style-name="ce21" office:value-type="string" calcext:value-type="string">
            <text:p>sullul (verda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ero</text:p>
          </table:table-cell>
          <table:table-cell table:style-name="ce21" office:value-type="string" calcext:value-type="string">
            <text:p>as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23"/>
          <table:table-cell table:number-columns-repeated="1019"/>
        </table:table-row>
        <table:table-row table:style-name="ro8">
          <table:table-cell office:value-type="string" calcext:value-type="string">
            <text:p>actitud</text:p>
          </table:table-cell>
          <table:table-cell table:style-name="ce2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21" office:value-type="string" calcext:value-type="string">
            <text:p>hunt'ana</text:p>
          </table:table-cell>
          <table:table-cell table:style-name="ce21" office:value-type="string" calcext:value-type="string">
            <text:p>llank'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table:style-name="ce24"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afectado</text:p>
          </table:table-cell>
          <table:table-cell table:style-name="ce21" office:value-type="string" calcext:value-type="string">
            <text:p>cha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9">
          <table:table-cell table:style-name="ce23" office:value-type="string" calcext:value-type="string">
            <text:p>aficionado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afirmación</text:p>
          </table:table-cell>
          <table:table-cell table:style-name="ce21" office:value-type="string" calcext:value-type="string">
            <text:p>arí ñ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abanza</text:p>
          </table:table-cell>
          <table:table-cell table:style-name="ce21"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21" office:value-type="string" calcext:value-type="string">
            <text:p>alkalt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lcance</text:p>
          </table:table-cell>
          <table:table-cell table:style-name="ce21" office:value-type="string" calcext:value-type="string">
            <text:p>mayk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ado</text:p>
          </table:table-cell>
          <table:table-cell table:style-name="ce2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lojado</text:p>
          </table:table-cell>
          <table:table-cell table:style-name="ce21" office:value-type="string" calcext:value-type="string">
            <text:p>qurpachak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lternativa</text:p>
          </table:table-cell>
          <table:table-cell table:style-name="ce2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za</text:p>
          </table:table-cell>
          <table:table-cell table:style-name="ce2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meno</text:p>
          </table:table-cell>
          <table:table-cell table:style-name="ce2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mistad</text:p>
          </table:table-cell>
          <table:table-cell table:style-name="ce2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montonamiento</text:p>
          </table:table-cell>
          <table:table-cell/>
          <table:table-cell table:style-name="ce2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ngelito</text:p>
          </table:table-cell>
          <table:table-cell table:style-name="ce21" office:value-type="string" calcext:value-type="string">
            <text:p>killk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partamento</text:p>
          </table:table-cell>
          <table:table-cell table:style-name="ce21"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repentido</text:p>
          </table:table-cell>
          <table:table-cell table:style-name="ce2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table:style-name="ce2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asaltante</text:p>
          </table:table-cell>
          <table:table-cell table:style-name="ce21" office:value-type="string" calcext:value-type="string">
            <text:p>p'itaykuq</text:p>
          </table:table-cell>
          <table:table-cell table:style-name="ce2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specto</text:p>
          </table:table-cell>
          <table:table-cell table:style-name="ce2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specto</text:p>
          </table:table-cell>
          <table:table-cell table:style-name="ce2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atentado</text:p>
          </table:table-cell>
          <table:table-cell table:style-name="ce21" office:value-type="string" calcext:value-type="string">
            <text:p>manch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udaz</text:p>
          </table:table-cell>
          <table:table-cell table:style-name="ce2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alón</text:p>
          </table:table-cell>
          <table:table-cell table:style-name="ce21" office:value-type="string" calcext:value-type="string">
            <text:p>b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io</text:p>
          </table:table-cell>
          <table:table-cell table:style-name="ce21" office:value-type="string" calcext:value-type="string">
            <text:p>wasi k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cerro</text:p>
          </table:table-cell>
          <table:table-cell table:style-name="ce21" office:value-type="string" calcext:value-type="string">
            <text:p>uña w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ilingüe</text:p>
          </table:table-cell>
          <table:table-cell table:style-name="ce21" office:value-type="string" calcext:value-type="string">
            <text:p>p'allqasi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borrico</text:p>
          </table:table-cell>
          <table:table-cell table:style-name="ce21" office:value-type="string" calcext:value-type="string">
            <text:p>as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tella</text:p>
          </table:table-cell>
          <table:table-cell table:style-name="ce2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raza</text:p>
          </table:table-cell>
          <table:table-cell table:style-name="ce21" office:value-type="string" calcext:value-type="string">
            <text:p>mak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ña</text:p>
          </table:table-cell>
          <table:table-cell table:style-name="ce21" office:value-type="string" calcext:value-type="string">
            <text:p>ch'ukll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fé</text:p>
          </table:table-cell>
          <table:table-cell table:style-name="ce21" office:value-type="string" calcext:value-type="string">
            <text:p>kaf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idad</text:p>
          </table:table-cell>
          <table:table-cell table:style-name="ce2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ámara</text:p>
          </table:table-cell>
          <table:table-cell table:style-name="ce2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aña</text:p>
          </table:table-cell>
          <table:table-cell table:style-name="ce2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table:style-name="ce21"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poral</text:p>
          </table:table-cell>
          <table:table-cell table:style-name="ce2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carburante</text:p>
          </table:table-cell>
          <table:table-cell table:style-name="ce23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ado</text:p>
          </table:table-cell>
          <table:table-cell table:style-name="ce2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rgamento</text:p>
          </table:table-cell>
          <table:table-cell table:style-name="ce21" office:value-type="string" calcext:value-type="string">
            <text:p>q'ipi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rgo</text:p>
          </table:table-cell>
          <table:table-cell table:style-name="ce2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retera</text:p>
          </table:table-cell>
          <table:table-cell table:style-name="ce21"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o</text:p>
          </table:table-cell>
          <table:table-cell table:style-name="ce21" office:value-type="string" calcext:value-type="string">
            <text:p>kar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26"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2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da</text:p>
          </table:table-cell>
          <table:table-cell table:style-name="ce2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ebrado</text:p>
          </table:table-cell>
          <table:table-cell table:style-name="ce21" office:value-type="string" calcext:value-type="string">
            <text:p>raymisqa</text:p>
          </table:table-cell>
          <table:table-cell table:style-name="ce26" office:value-type="string" calcext:value-type="string">
            <text:p>yuy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acarero</text:p>
          </table:table-cell>
          <table:table-cell table:style-name="ce2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icharrón</text:p>
          </table:table-cell>
          <table:table-cell table:style-name="ce2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hirriante</text:p>
          </table:table-cell>
          <table:table-cell table:style-name="ce2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ierre</text:p>
          </table:table-cell>
          <table:table-cell/>
          <table:table-cell table:style-name="ce2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ne</text:p>
          </table:table-cell>
          <table:table-cell table:style-name="ce21" office:value-type="string" calcext:value-type="string">
            <text:p>sin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/>
          <table:table-cell table:style-name="ce23" office:value-type="string" calcext:value-type="string">
            <text:p>imayn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lasificación</text:p>
          </table:table-cell>
          <table:table-cell table:style-name="ce2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kuq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alición</text:p>
          </table:table-cell>
          <table:table-cell table:style-name="ce21" office:value-type="string" calcext:value-type="string">
            <text:p>hukllan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cina</text:p>
          </table:table-cell>
          <table:table-cell table:style-name="ce2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sal</text:p>
          </table:table-cell>
          <table:table-cell table:style-name="ce21" office:value-type="string" calcext:value-type="string">
            <text:p>mikh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tario</text:p>
          </table:table-cell>
          <table:table-cell table:style-name="ce2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cio</text:p>
          </table:table-cell>
          <table:table-cell table:style-name="ce21" office:value-type="string" calcext:value-type="string">
            <text:p>asi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encia</text:p>
          </table:table-cell>
          <table:table-cell table:style-name="ce2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21" office:value-type="string" calcext:value-type="string">
            <text:p>atipanakuy (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ición</text:p>
          </table:table-cell>
          <table:table-cell table:style-name="ce21"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plejo</text:p>
          </table:table-cell>
          <table:table-cell table:style-name="ce21" office:value-type="string" calcext:value-type="string">
            <text:p>sasalla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mpuesto</text:p>
          </table:table-cell>
          <table:table-cell table:style-name="ce2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ún</text:p>
          </table:table-cell>
          <table:table-cell table:style-name="ce2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unal</text:p>
          </table:table-cell>
          <table:table-cell table:style-name="ce2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unero</text:p>
          </table:table-cell>
          <table:table-cell table:style-name="ce2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jo</text:p>
          </table:table-cell>
          <table:table-cell table:style-name="ce2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oncierto</text:p>
          </table:table-cell>
          <table:table-cell table:style-name="ce23"/>
          <table:table-cell table:number-columns-repeated="1022"/>
        </table:table-row>
        <table:table-row table:style-name="ro8">
          <table:table-cell office:value-type="string" calcext:value-type="string">
            <text:p>concreto</text:p>
          </table:table-cell>
          <table:table-cell table:style-name="ce2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dena</text:p>
          </table:table-cell>
          <table:table-cell table:style-name="ce2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dición</text:p>
          </table:table-cell>
          <table:table-cell table:style-name="ce2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ductividad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conejo</text:p>
          </table:table-cell>
          <table:table-cell table:style-name="ce21" office:value-type="string" calcext:value-type="string">
            <text:p><text:s/>Lima quw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fesión</text:p>
          </table:table-cell>
          <table:table-cell table:style-name="ce2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sciente</text:p>
          </table:table-cell>
          <table:table-cell table:style-name="ce2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secu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ervador</text:p>
          </table:table-cell>
          <table:table-cell/>
          <table:table-cell table:style-name="ce2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orte</text:p>
          </table:table-cell>
          <table:table-cell table:style-name="ce21" office:value-type="string" calcext:value-type="string">
            <text:p>war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strucción</text:p>
          </table:table-cell>
          <table:table-cell table:style-name="ce2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elo</text:p>
          </table:table-cell>
          <table:table-cell table:style-name="ce2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tenido</text:p>
          </table:table-cell>
          <table:table-cell table:style-name="ce2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a</text:p>
          </table:table-cell>
          <table:table-cell table:style-name="ce21" office:value-type="string" calcext:value-type="string">
            <text:p>kuntra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o</text:p>
          </table:table-cell>
          <table:table-cell table:style-name="ce2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pa</text:p>
          </table:table-cell>
          <table:table-cell table:style-name="ce2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riente</text:p>
          </table:table-cell>
          <table:table-cell table:style-name="ce2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rtejo</text:p>
          </table:table-cell>
          <table:table-cell table:style-name="ce21" office:value-type="string" calcext:value-type="string">
            <text:p>ay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sita</text:p>
          </table:table-cell>
          <table:table-cell table:style-name="ce21" office:value-type="string" calcext:value-type="string">
            <text:p>ima kaq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e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ema</text:p>
          </table:table-cell>
          <table:table-cell table:style-name="ce2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iterio</text:p>
          </table:table-cell>
          <table:table-cell table:style-name="ce2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a</text:p>
          </table:table-cell>
          <table:table-cell table:style-name="ce21" office:value-type="string" calcext:value-type="string">
            <text:p>p'inq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uadrilla</text:p>
          </table:table-cell>
          <table:table-cell table:style-name="ce21" office:value-type="string" calcext:value-type="string">
            <text:p>kuwardi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adro</text:p>
          </table:table-cell>
          <table:table-cell table:style-name="ce2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bierto</text:p>
          </table:table-cell>
          <table:table-cell table:style-name="ce21" office:value-type="string" calcext:value-type="string">
            <text:p>p'istusqa</text:p>
          </table:table-cell>
          <table:table-cell table:style-name="ce21" office:value-type="string" calcext:value-type="string">
            <text:p>qat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ltivo</text:p>
          </table:table-cell>
          <table:table-cell table:style-name="ce21" office:value-type="string" calcext:value-type="string">
            <text:p>tarp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21" office:value-type="string" calcext:value-type="string">
            <text:p>t'aqwina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</text:p>
          </table:table-cell>
          <table:table-cell table:style-name="ce2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21" table:number-columns-repeated="3"/>
          <table:table-cell table:number-columns-repeated="1018"/>
        </table:table-row>
        <table:table-row table:style-name="ro8">
          <table:table-cell table:style-name="ce2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mocracia</text:p>
          </table:table-cell>
          <table:table-cell table:style-name="ce2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nuncia</text:p>
          </table:table-cell>
          <table:table-cell/>
          <table:table-cell table:style-name="ce2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partamento</text:p>
          </table:table-cell>
          <table:table-cell table:style-name="ce21" office:value-type="string" calcext:value-type="string">
            <text:p>suyu</text:p>
          </table:table-cell>
          <table:table-cell/>
          <table:table-cell table:style-name="ce23" office:value-type="string" calcext:value-type="string">
            <text:p>tinku suy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porte</text:p>
          </table:table-cell>
          <table:table-cell table:style-name="ce21"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recho</text:p>
          </table:table-cell>
          <table:table-cell table:style-name="ce2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21" office:value-type="string" calcext:value-type="string">
            <text:p>atipaci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ablesa</text:p>
          </table:table-cell>
          <table:table-cell table:style-name="ce21" office:value-type="string" calcext:value-type="string">
            <text:p>china saq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2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or</text:p>
          </table:table-cell>
          <table:table-cell table:style-name="ce2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iscreto</text:p>
          </table:table-cell>
          <table:table-cell table:style-name="ce2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scurso</text:p>
          </table:table-cell>
          <table:table-cell table:style-name="ce21" office:value-type="string" calcext:value-type="string">
            <text:p>achkhapaq rim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eño</text:p>
          </table:table-cell>
          <table:table-cell table:style-name="ce21" office:value-type="string" calcext:value-type="string">
            <text:p>siq'i (gráfic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26" office:value-type="string" calcext:value-type="string">
            <text:p>t'i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omicilio</text:p>
          </table:table-cell>
          <table:table-cell table:style-name="ce21" office:value-type="string" calcext:value-type="string">
            <text:p>tiyasq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roga</text:p>
          </table:table-cell>
          <table:table-cell table:style-name="ce2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uelo</text:p>
          </table:table-cell>
          <table:table-cell table:style-name="ce2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ueño</text:p>
          </table:table-cell>
          <table:table-cell table:style-name="ce2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conómico</text:p>
          </table:table-cell>
          <table:table-cell table:style-name="ce21" office:value-type="string" calcext:value-type="string">
            <text:p>musikuq (relativo a la econimía)</text:p>
          </table:table-cell>
          <table:table-cell table:style-name="ce21" table:number-columns-repeated="2"/>
          <table:table-cell table:style-name="ce21" office:value-type="string" calcext:value-type="string">
            <text:p>pisi qullqillapaq (barato)</text:p>
          </table:table-cell>
          <table:table-cell table:style-name="ce2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table:style-name="ce21" office:value-type="string" calcext:value-type="string">
            <text:p>qañiy (impreso)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fecto</text:p>
          </table:table-cell>
          <table:table-cell table:style-name="ce2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rcicio</text:p>
          </table:table-cell>
          <table:table-cell table:style-name="ce2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lectoral</text:p>
          </table:table-cell>
          <table:table-cell table:style-name="ce2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léctrico</text:p>
          </table:table-cell>
          <table:table-cell table:style-name="ce21" office:value-type="string" calcext:value-type="string">
            <text:p>illa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ctrónico</text:p>
          </table:table-cell>
          <table:table-cell table:style-name="ce21" office:value-type="string" calcext:value-type="string">
            <text:p>illap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lemento</text:p>
          </table:table-cell>
          <table:table-cell table:style-name="ce2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2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2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cuesta</text:p>
          </table:table-cell>
          <table:table-cell table:style-name="ce21" office:value-type="string" calcext:value-type="string">
            <text:p>tapuku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emoniado</text:p>
          </table:table-cell>
          <table:table-cell table:style-name="ce21"/>
          <table:table-cell table:style-name="ce2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2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nvarado</text:p>
          </table:table-cell>
          <table:table-cell table:style-name="ce2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28"/>
          <table:table-cell/>
          <table:table-cell table:style-name="ce28"/>
          <table:table-cell table:number-columns-repeated="1016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table:style-name="ce2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21" office:value-type="string" calcext:value-type="string">
            <text:p>yachay chask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pada</text:p>
          </table:table-cell>
          <table:table-cell table:style-name="ce21" office:value-type="string" calcext:value-type="string">
            <text:p>ispa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puela</text:p>
          </table:table-cell>
          <table:table-cell table:style-name="ce21" office:value-type="string" calcext:value-type="string">
            <text:p>ispuy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adio</text:p>
          </table:table-cell>
          <table:table-cell table:style-name="ce21" office:value-type="string" calcext:value-type="string">
            <text:p>kan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rategia</text:p>
          </table:table-cell>
          <table:table-cell table:style-name="ce21" office:value-type="string" calcext:value-type="string">
            <text:p>rurana ñ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ropajo</text:p>
          </table:table-cell>
          <table:table-cell table:style-name="ce2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tudio</text:p>
          </table:table-cell>
          <table:table-cell table:style-name="ce21" office:value-type="string" calcext:value-type="string">
            <text:p>yachay</text:p>
          </table:table-cell>
          <table:table-cell table:number-columns-repeated="4"/>
          <table:table-cell table:style-name="ce21"/>
          <table:table-cell table:number-columns-repeated="1017"/>
        </table:table-row>
        <table:table-row table:style-name="ro8">
          <table:table-cell office:value-type="string" calcext:value-type="string">
            <text:p>etapa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xperiencia</text:p>
          </table:table-cell>
          <table:table-cell table:style-name="ce2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21" office:value-type="string" calcext:value-type="string">
            <text:p>qhipa y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presión</text:p>
          </table:table-cell>
          <table:table-cell table:style-name="ce2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table:style-name="ce21"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ase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era</text:p>
          </table:table-cell>
          <table:table-cell table:style-name="ce21" office:value-type="string" calcext:value-type="string">
            <text:p>phiña</text:p>
          </table:table-cell>
          <table:table-cell table:style-name="ce21" office:value-type="string" calcext:value-type="string">
            <text:p>sallqa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ísico</text:p>
          </table:table-cell>
          <table:table-cell table:style-name="ce2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ormación</text:p>
          </table:table-cell>
          <table:table-cell table:style-name="ce2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do</text:p>
          </table:table-cell>
          <table:table-cell table:style-name="ce2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23" office:value-type="string" calcext:value-type="string">
            <text:p>llamk'ay (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neral</text:p>
          </table:table-cell>
          <table:table-cell table:style-name="ce21" office:value-type="string" calcext:value-type="string">
            <text:p>aya p'am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ón</text:p>
          </table:table-cell>
          <table:table-cell table:style-name="ce2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ganadero</text:p>
          </table:table-cell>
          <table:table-cell table:style-name="ce21" office:value-type="string" calcext:value-type="string">
            <text:p>uyw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neración</text:p>
          </table:table-cell>
          <table:table-cell table:style-name="ce2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general</text:p>
          </table:table-cell>
          <table:table-cell table:style-name="ce21" office:value-type="string" calcext:value-type="string">
            <text:p>wamink'a</text:p>
          </table:table-cell>
          <table:table-cell table:style-name="ce2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gestión</text:p>
          </table:table-cell>
          <table:table-cell table:style-name="ce21" office:value-type="string" calcext:value-type="string">
            <text:p>hist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ol</text:p>
          </table:table-cell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21"/>
        </table:table-row>
        <table:table-row table:style-name="ro8">
          <table:table-cell table:style-name="ce2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rado</text:p>
          </table:table-cell>
          <table:table-cell table:style-name="ce21" office:value-type="string" calcext:value-type="string">
            <text:p>ñiq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table:style-name="ce27" office:value-type="string" calcext:value-type="string">
            <text:p>llasaq</text:p>
          </table:table-cell>
          <table:table-cell table:style-name="ce2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licóptero</text:p>
          </table:table-cell>
          <table:table-cell table:style-name="ce21" office:value-type="string" calcext:value-type="string">
            <text:p>ilikukt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mbrecillo</text:p>
          </table:table-cell>
          <table:table-cell table:style-name="ce21" office:value-type="string" calcext:value-type="string">
            <text:p>qhar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uelga</text:p>
          </table:table-cell>
          <table:table-cell table:style-name="ce2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iconografía</text:p>
          </table:table-cell>
          <table:table-cell table:style-name="ce21" office:value-type="string" calcext:value-type="string">
            <text:p>rikch'ayni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dea</text:p>
          </table:table-cell>
          <table:table-cell table:style-name="ce24"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glesia</text:p>
          </table:table-cell>
          <table:table-cell table:style-name="ce21" office:value-type="string" calcext:value-type="string">
            <text:p>ingli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portancia</text:p>
          </table:table-cell>
          <table:table-cell table:style-name="ce21" office:value-type="string" calcext:value-type="string">
            <text:p>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resión</text:p>
          </table:table-cell>
          <table:table-cell table:style-name="ce2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índice</text:p>
          </table:table-cell>
          <table:table-cell table:style-name="ce2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dust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erte</text:p>
          </table:table-cell>
          <table:table-cell table:style-name="ce2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23" office:value-type="string" calcext:value-type="string">
            <text:p>KAYMANT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ingreso</text:p>
          </table:table-cell>
          <table:table-cell table:style-name="ce2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iciativa</text:p>
          </table:table-cell>
          <table:table-cell table:style-name="ce21" office:value-type="string" calcext:value-type="string">
            <text:p>qall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table:style-name="ce2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undicia</text:p>
          </table:table-cell>
          <table:table-cell table:style-name="ce2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2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inspirado</text:p>
          </table:table-cell>
          <table:table-cell table:style-name="ce2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ante</text:p>
          </table:table-cell>
          <table:table-cell table:style-name="ce21" office:value-type="string" calcext:value-type="string">
            <text:p>tuy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itución</text:p>
          </table:table-cell>
          <table:table-cell/>
          <table:table-cell table:style-name="ce2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tegr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to</text:p>
          </table:table-cell>
          <table:table-cell table:style-name="ce21" office:value-type="string" calcext:value-type="string">
            <text:p>pitw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rnacional</text:p>
          </table:table-cell>
          <table:table-cell table:style-name="ce2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versión</text:p>
          </table:table-cell>
          <table:table-cell table:style-name="ce2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jefe</text:p>
          </table:table-cell>
          <table:table-cell table:style-name="ce2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inete</text:p>
          </table:table-cell>
          <table:table-cell table:style-name="ce2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vencito</text:p>
          </table:table-cell>
          <table:table-cell table:style-name="ce21" office:value-type="string" calcext:value-type="string">
            <text:p>wayna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dicial</text:p>
          </table:table-cell>
          <table:table-cell table:style-name="ce21" office:value-type="string" calcext:value-type="string">
            <text:p>paqt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boral</text:p>
          </table:table-cell>
          <table:table-cell table:style-name="ce2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amento</text:p>
          </table:table-cell>
          <table:table-cell table:style-name="ce21" office:value-type="string" calcext:value-type="string">
            <text:p>an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psus</text:p>
          </table:table-cell>
          <table:table-cell table:style-name="ce2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vantado</text:p>
          </table:table-cell>
          <table:table-cell table:style-name="ce23" office:value-type="string" calcext:value-type="string">
            <text:p>hatarisqa</text:p>
          </table:table-cell>
          <table:table-cell table:style-name="ce23"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bro</text:p>
          </table:table-cell>
          <table:table-cell table:style-name="ce21"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íder</text:p>
          </table:table-cell>
          <table:table-cell table:style-name="ce21" office:value-type="string" calcext:value-type="string">
            <text:p>umalliq</text:p>
          </table:table-cell>
          <table:table-cell table:style-name="ce21" office:value-type="string" calcext:value-type="string">
            <text:p>kama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mbo</text:p>
          </table:table-cell>
          <table:table-cell table:style-name="ce2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2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o</text:p>
          </table:table-cell>
          <table:table-cell/>
          <table:table-cell table:style-name="ce2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2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egada</text:p>
          </table:table-cell>
          <table:table-cell/>
          <table:table-cell table:style-name="ce2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ocal</text:p>
          </table:table-cell>
          <table:table-cell table:style-name="ce21" office:value-type="string" calcext:value-type="string">
            <text:p>kaymanta (lugar)</text:p>
          </table:table-cell>
          <table:table-cell/>
          <table:table-cell table:style-name="ce21" office:value-type="string" calcext:value-type="string">
            <text:p>wasi (amb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ocalidad</text:p>
          </table:table-cell>
          <table:table-cell table:style-name="ce21" office:value-type="string" calcext:value-type="string">
            <text:p>k'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o</text:p>
          </table:table-cell>
          <table:table-cell table:style-name="ce21" office:value-type="string" calcext:value-type="string">
            <text:p>tawa k'uch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teria</text:p>
          </table:table-cell>
          <table:table-cell table:style-name="ce2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material</text:p>
          </table:table-cell>
          <table:table-cell table:style-name="ce2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terial</text:p>
          </table:table-cell>
          <table:table-cell table:style-name="ce2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atico</text:p>
          </table:table-cell>
          <table:table-cell table:style-name="ce21" office:value-type="string" calcext:value-type="string">
            <text:p>muqu muq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máximo</text:p>
          </table:table-cell>
          <table:table-cell table:style-name="ce21" office:value-type="string" calcext:value-type="string">
            <text:p>si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cito</text:p>
          </table:table-cell>
          <table:table-cell table:style-name="ce21" office:value-type="string" calcext:value-type="string">
            <text:p>kur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yoría</text:p>
          </table:table-cell>
          <table:table-cell table:style-name="ce21" office:value-type="string" calcext:value-type="string">
            <text:p>yaqa llapan (cantidad)</text:p>
          </table:table-cell>
          <table:table-cell table:style-name="ce2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nester</text:p>
          </table:table-cell>
          <table:table-cell table:style-name="ce21" office:value-type="string" calcext:value-type="string">
            <text:p>kan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nsaje</text:p>
          </table:table-cell>
          <table:table-cell table:style-name="ce2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ta</text:p>
          </table:table-cell>
          <table:table-cell table:style-name="ce2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etro</text:p>
          </table:table-cell>
          <table:table-cell table:style-name="ce21" office:value-type="string" calcext:value-type="string">
            <text:p>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embro</text:p>
          </table:table-cell>
          <table:table-cell table:style-name="ce2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ilagro</text:p>
          </table:table-cell>
          <table:table-cell table:style-name="ce21" office:value-type="string" calcext:value-type="string">
            <text:p>milag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ilagroso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cito</text:p>
          </table:table-cell>
          <table:table-cell table:style-name="ce21" office:value-type="string" calcext:value-type="string">
            <text:p>maqt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modificación</text:p>
          </table:table-cell>
          <table:table-cell table:style-name="ce2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ntera</text:p>
          </table:table-cell>
          <table:table-cell table:style-name="ce21" office:value-type="string" calcext:value-type="string">
            <text:p>mun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ura</text:p>
          </table:table-cell>
          <table:table-cell table:style-name="ce21"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gue</text:p>
          </table:table-cell>
          <table:table-cell table:style-name="ce21" office:value-type="string" calcext:value-type="string">
            <text:p>aya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ral</text:p>
          </table:table-cell>
          <table:table-cell table:style-name="ce2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vilizable</text:p>
          </table:table-cell>
          <table:table-cell table:style-name="ce21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estra</text:p>
          </table:table-cell>
          <table:table-cell table:style-name="ce2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icipal</text:p>
          </table:table-cell>
          <table:table-cell table:style-name="ce2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úsica</text:p>
          </table:table-cell>
          <table:table-cell table:style-name="ce21" office:value-type="string" calcext:value-type="string">
            <text:p>musi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acional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-----------------------------------------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tal</text:p>
          </table:table-cell>
          <table:table-cell table:style-name="ce21" office:value-type="string" calcext:value-type="string">
            <text:p>paq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egado</text:p>
          </table:table-cell>
          <table:table-cell table:style-name="ce21" office:value-type="string" calcext:value-type="string">
            <text:p>nig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ovela</text:p>
          </table:table-cell>
          <table:table-cell table:style-name="ce21" office:value-type="string" calcext:value-type="string">
            <text:p>suni 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uclear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ivo</text:p>
          </table:table-cell>
          <table:table-cell table:style-name="ce21" office:value-type="string" calcext:value-type="string">
            <text:p>taripana/ay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table:style-name="ce21"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ligado</text:p>
          </table:table-cell>
          <table:table-cell table:style-name="ce21"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ficial</text:p>
          </table:table-cell>
          <table:table-cell table:style-name="ce21"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pción</text:p>
          </table:table-cell>
          <table:table-cell table:style-name="ce21" office:value-type="string" calcext:value-type="string">
            <text:p>akllay (elec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eración</text:p>
          </table:table-cell>
          <table:table-cell table:style-name="ce2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ación</text:p>
          </table:table-cell>
          <table:table-cell/>
          <table:table-cell table:style-name="ce2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rejera</text:p>
          </table:table-cell>
          <table:table-cell table:style-name="ce21" office:value-type="string" calcext:value-type="string">
            <text:p>rap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rganizado</text:p>
          </table:table-cell>
          <table:table-cell table:style-name="ce21" office:value-type="string" calcext:value-type="string">
            <text:p>all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vejero</text:p>
          </table:table-cell>
          <table:table-cell table:style-name="ce2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ágina</text:p>
          </table:table-cell>
          <table:table-cell table:style-name="ce2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po</text:p>
          </table:table-cell>
          <table:table-cell table:style-name="ce2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aje</text:p>
          </table:table-cell>
          <table:table-cell table:style-name="ce21" office:value-type="string" calcext:value-type="string">
            <text:p>pitumn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21" office:value-type="string" calcext:value-type="string">
            <text:p>llank'ay tat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rtido</text:p>
          </table:table-cell>
          <table:table-cell table:style-name="ce26"/>
          <table:table-cell table:style-name="ce26" office:value-type="string" calcext:value-type="string">
            <text:p><text:s/>ch'iqta</text:p>
          </table:table-cell>
          <table:table-cell table:style-name="ce26" office:value-type="string" calcext:value-type="string">
            <text:p>p'aqmasqa</text:p>
          </table:table-cell>
          <table:table-cell table:style-name="ce26" office:value-type="string" calcext:value-type="string">
            <text:p>khallasqa</text:p>
          </table:table-cell>
          <table:table-cell table:style-name="ce21" office:value-type="string" calcext:value-type="string">
            <text:p>pallqa (bifurcado)</text:p>
          </table:table-cell>
          <table:table-cell/>
          <table:table-cell table:style-name="ce2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>
            <text:p>pasatiempo</text:p>
          </table:table-cell>
          <table:table-cell table:style-name="ce2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stel</text:p>
          </table:table-cell>
          <table:table-cell table:style-name="ce21" office:value-type="string" calcext:value-type="string">
            <text:p>pas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25" office:value-type="string" calcext:value-type="string">
            <text:p>churiy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eñón</text:p>
          </table:table-cell>
          <table:table-cell table:style-name="ce2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2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dón</text:p>
          </table:table-cell>
          <table:table-cell/>
          <table:table-cell table:style-name="ce27" office:value-type="string" calcext:value-type="string">
            <text:p>pampach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ista</text:p>
          </table:table-cell>
          <table:table-cell table:style-name="ce2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ol</text:p>
          </table:table-cell>
          <table:table-cell table:style-name="ce21" office:value-type="string" calcext:value-type="string">
            <text:p>piru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élago</text:p>
          </table:table-cell>
          <table:table-cell table:style-name="ce21" office:value-type="string" calcext:value-type="string">
            <text:p>mamaqu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eza</text:p>
          </table:table-cell>
          <table:table-cell table:style-name="ce2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</text:p>
          </table:table-cell>
          <table:table-cell table:style-name="ce2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tilla</text:p>
          </table:table-cell>
          <table:table-cell table:style-name="ce21" office:value-type="string" calcext:value-type="string">
            <text:p>puklla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licía</text:p>
          </table:table-cell>
          <table:table-cell table:style-name="ce21" office:value-type="string" calcext:value-type="string">
            <text:p>guward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mero</text:p>
          </table:table-cell>
          <table:table-cell table:style-name="ce2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nche</text:p>
          </table:table-cell>
          <table:table-cell table:style-name="ce21" office:value-type="string" calcext:value-type="string">
            <text:p>pu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pular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rteador</text:p>
          </table:table-cell>
          <table:table-cell table:style-name="ce21" office:value-type="string" calcext:value-type="string">
            <text:p>q'ipi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table:style-name="ce2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stillón</text:p>
          </table:table-cell>
          <table:table-cell table:style-name="ce2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nsa</text:p>
          </table:table-cell>
          <table:table-cell table:style-name="ce2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25" office:value-type="string" calcext:value-type="string">
            <text:p>t'it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esidencia</text:p>
          </table:table-cell>
          <table:table-cell table:style-name="ce21" office:value-type="string" calcext:value-type="string">
            <text:p>uamalliqpa</text:p>
          </table:table-cell>
          <table:table-cell table:style-name="ce21" office:value-type="string" calcext:value-type="string">
            <text:p>kamachiqpa</text:p>
          </table:table-cell>
          <table:table-cell table:style-name="ce21" office:value-type="string" calcext:value-type="string">
            <text:p>apulliqp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imoroso</text:p>
          </table:table-cell>
          <table:table-cell table:style-name="ce2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problema</text:p>
          </table:table-cell>
          <table:table-cell table:style-name="ce21" office:value-type="string" calcext:value-type="string">
            <text:p>sasachakuy</text:p>
          </table:table-cell>
          <table:table-cell table:style-name="ce21" office:value-type="string" calcext:value-type="string">
            <text:p>wasapana</text:p>
          </table:table-cell>
          <table:table-cell table:style-name="ce21" office:value-type="string" calcext:value-type="string">
            <text:p>llallina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2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ductor</text:p>
          </table:table-cell>
          <table:table-cell table:style-name="ce2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ama</text:p>
          </table:table-cell>
          <table:table-cell table:style-name="ce21" office:value-type="string" calcext:value-type="string">
            <text:p>rurana qill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eso</text:p>
          </table:table-cell>
          <table:table-cell table:style-name="ce2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posición</text:p>
          </table:table-cell>
          <table:table-cell/>
          <table:table-cell table:style-name="ce2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puesta</text:p>
          </table:table-cell>
          <table:table-cell table:style-name="ce2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21" office:value-type="string" calcext:value-type="string">
            <text:p>amach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protegido</text:p>
          </table:table-cell>
          <table:table-cell table:style-name="ce2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rotesta</text:p>
          </table:table-cell>
          <table:table-cell table:style-name="ce2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21"/>
          <table:table-cell table:number-columns-repeated="1019"/>
        </table:table-row>
        <table:table-row table:style-name="ro8">
          <table:table-cell office:value-type="string" calcext:value-type="string">
            <text:p>publicado</text:p>
          </table:table-cell>
          <table:table-cell table:style-name="ce2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table:style-name="ce21" office:value-type="string" calcext:value-type="string">
            <text:p>ch'iku</text:p>
          </table:table-cell>
          <table:table-cell table:style-name="ce25" office:value-type="string" calcext:value-type="string">
            <text:p>ch'usu (signo)</text:p>
          </table:table-cell>
          <table:table-cell table:style-name="ce23"/>
          <table:table-cell office:value-type="string" calcext:value-type="string">
            <text:p>k'ataqilqa (trazo ínfimo)</text:p>
          </table:table-cell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ta</text:p>
          </table:table-cell>
          <table:table-cell table:style-name="ce2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adical</text:p>
          </table:table-cell>
          <table:table-cell table:style-name="ce21" office:value-type="string" calcext:value-type="string">
            <text:p>saph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ancho</text:p>
          </table:table-cell>
          <table:table-cell table:style-name="ce2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ratio <text:s/>('?)</text:p>
          </table:table-cell>
          <table:table-cell table:style-name="ce21" office:value-type="string" calcext:value-type="string">
            <text:p>radiyu (radio?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2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al</text:p>
          </table:table-cell>
          <table:table-cell/>
          <table:table-cell table:style-name="ce2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izad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ibido</text:p>
          </table:table-cell>
          <table:table-cell table:style-name="ce21" office:value-type="string" calcext:value-type="string">
            <text:p>chask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do</text:p>
          </table:table-cell>
          <table:table-cell table:style-name="ce2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urso</text:p>
          </table:table-cell>
          <table:table-cell table:style-name="ce2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21"/>
          <table:table-cell table:style-name="ce21" office:value-type="string" calcext:value-type="string">
            <text:p>qillqaqa (inscri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lación</text:p>
          </table:table-cell>
          <table:table-cell table:style-name="ce2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ndición</text:p>
          </table:table-cell>
          <table:table-cell table:style-name="ce21" office:value-type="string" calcext:value-type="string">
            <text:p>ullpu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nte</text:p>
          </table:table-cell>
          <table:table-cell table:style-name="ce21" office:value-type="string" calcext:value-type="string">
            <text:p>ran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sultado</text:p>
          </table:table-cell>
          <table:table-cell table:style-name="ce2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to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orno</text:p>
          </table:table-cell>
          <table:table-cell table:style-name="ce21" office:value-type="string" calcext:value-type="string">
            <text:p>kutim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etrato</text:p>
          </table:table-cell>
          <table:table-cell table:style-name="ce21" office:value-type="string" calcext:value-type="string">
            <text:p>ri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visión</text:p>
          </table:table-cell>
          <table:table-cell table:style-name="ce2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ruido</text:p>
          </table:table-cell>
          <table:table-cell/>
          <table:table-cell table:style-name="ce25" office:value-type="string" calcext:value-type="string">
            <text:p>ruq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rgento</text:p>
          </table:table-cell>
          <table:table-cell table:style-name="ce21" office:value-type="string" calcext:value-type="string">
            <text:p>sarh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retario</text:p>
          </table:table-cell>
          <table:table-cell table:style-name="ce21" office:value-type="string" calcext:value-type="string">
            <text:p>qillqa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21" office:value-type="string" calcext:value-type="string">
            <text:p>haqayniq (aquell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ñorito</text:p>
          </table:table-cell>
          <table:table-cell table:style-name="ce2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ntado</text:p>
          </table:table-cell>
          <table:table-cell table:style-name="ce2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rio</text:p>
          </table:table-cell>
          <table:table-cell table:style-name="ce2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rvicio</text:p>
          </table:table-cell>
          <table:table-cell table:style-name="ce2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sión</text:p>
          </table:table-cell>
          <table:table-cell table:style-name="ce2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indical</text:p>
          </table:table-cell>
          <table:table-cell table:style-name="ce21" office:value-type="string" calcext:value-type="string">
            <text:p>sintikatu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2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stema</text:p>
          </table:table-cell>
          <table:table-cell table:style-name="ce2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situación</text:p>
          </table:table-cell>
          <table:table-cell table:style-name="ce21" office:value-type="string" calcext:value-type="string">
            <text:p>imayna kay (estado)</text:p>
          </table:table-cell>
          <table:table-cell table:style-name="ce21"/>
          <table:table-cell table:style-name="ce21" office:value-type="string" calcext:value-type="string">
            <text:p>churasqa (ubicación)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ituado</text:p>
          </table:table-cell>
          <table:table-cell table:style-name="ce2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breviviente</text:p>
          </table:table-cell>
          <table:table-cell table:style-name="ce2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ocial</text:p>
          </table:table-cell>
          <table:table-cell table:style-name="ce2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cialista</text:p>
          </table:table-cell>
          <table:table-cell table:style-name="ce21" office:value-type="string" calcext:value-type="string">
            <text:p>susiyalis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sorprendido</text:p>
          </table:table-cell>
          <table:table-cell table:style-name="ce2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ceso</text:p>
          </table:table-cell>
          <table:table-cell table:style-name="ce2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ficiente</text:p>
          </table:table-cell>
          <table:table-cell table:style-name="ce2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suplicante</text:p>
          </table:table-cell>
          <table:table-cell table:style-name="ce2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21"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rifa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écnico</text:p>
          </table:table-cell>
          <table:table-cell table:style-name="ce2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cnológico</text:p>
          </table:table-cell>
          <table:table-cell table:style-name="ce21" office:value-type="string" calcext:value-type="string">
            <text:p>ruranapaq y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2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mporada</text:p>
          </table:table-cell>
          <table:table-cell table:style-name="ce2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21" office:value-type="string" calcext:value-type="string">
            <text:p>pacha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nia</text:p>
          </table:table-cell>
          <table:table-cell table:style-name="ce21" office:value-type="string" calcext:value-type="string">
            <text:p>wiksa k'uy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sión</text:p>
          </table:table-cell>
          <table:table-cell table:style-name="ce2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érmino</text:p>
          </table:table-cell>
          <table:table-cell table:style-name="ce2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table:style-name="ce21"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najón</text:p>
          </table:table-cell>
          <table:table-cell table:style-name="ce21" office:value-type="string" calcext:value-type="string">
            <text:p>maq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opo</text:p>
          </table:table-cell>
          <table:table-cell/>
          <table:table-cell table:style-name="ce2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rmenta</text:p>
          </table:table-cell>
          <table:table-cell table:style-name="ce21" office:value-type="string" calcext:value-type="string">
            <text:p>t'uy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áfico</text:p>
          </table:table-cell>
          <table:table-cell table:style-name="ce2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je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ce</text:p>
          </table:table-cell>
          <table:table-cell table:style-name="ce2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ranscripción</text:p>
          </table:table-cell>
          <table:table-cell table:style-name="ce21" office:value-type="string" calcext:value-type="string">
            <text:p>qilqa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o</text:p>
          </table:table-cell>
          <table:table-cell table:style-name="ce2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21" office:value-type="string" calcext:value-type="string">
            <text:p>khaychkankar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en</text:p>
          </table:table-cell>
          <table:table-cell table:style-name="ce21" office:value-type="string" calcext:value-type="string">
            <text:p>tr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al</text:p>
          </table:table-cell>
          <table:table-cell table:style-name="ce21" office:value-type="string" calcext:value-type="string">
            <text:p>riwu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o</text:p>
          </table:table-cell>
          <table:table-cell table:style-name="ce21" office:value-type="string" calcext:value-type="string">
            <text:p>triwu</text:p>
          </table:table-cell>
          <table:table-cell table:style-name="ce21" office:value-type="string" calcext:value-type="string">
            <text:p>trig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no</text:p>
          </table:table-cell>
          <table:table-cell table:style-name="ce2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mo</text:p>
          </table:table-cell>
          <table:table-cell table:style-name="ce21" office:value-type="string" calcext:value-type="string">
            <text:p>chayamuq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ta</text:p>
          </table:table-cell>
          <table:table-cell table:style-name="ce2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usuario</text:p>
          </table:table-cell>
          <table:table-cell table:style-name="ce2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a</text:p>
          </table:table-cell>
          <table:table-cell table:style-name="ce2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asto</text:p>
          </table:table-cell>
          <table:table-cell table:style-name="ce21" office:value-type="string" calcext:value-type="string">
            <text:p>mastarisqa (extens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getación</text:p>
          </table:table-cell>
          <table:table-cell/>
          <table:table-cell table:style-name="ce2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estidura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aje</text:p>
          </table:table-cell>
          <table:table-cell table:style-name="ce2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ino</text:p>
          </table:table-cell>
          <table:table-cell table:style-name="ce21" office:value-type="string" calcext:value-type="string">
            <text:p>wi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rus</text:p>
          </table:table-cell>
          <table:table-cell table:style-name="ce21" office:value-type="string" calcext:value-type="string">
            <text:p>bir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isitante</text:p>
          </table:table-cell>
          <table:table-cell/>
          <table:table-cell table:style-name="ce2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íspera</text:p>
          </table:table-cell>
          <table:table-cell table:style-name="ce21" office:value-type="string" calcext:value-type="string">
            <text:p>bip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stoso</text:p>
          </table:table-cell>
          <table:table-cell table:style-name="ce2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2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21" office:value-type="string" calcext:value-type="string">
            <text:p>voto</text:p>
          </table:table-cell>
          <table:table-cell table:style-name="ce2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zaguán</text:p>
          </table:table-cell>
          <table:table-cell table:style-name="ce21" office:value-type="string" calcext:value-type="string">
            <text:p>wasi pun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pato</text:p>
          </table:table-cell>
          <table:table-cell table:style-name="ce21" office:value-type="string" calcext:value-type="string">
            <text:p>sap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3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20:32:31.508278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3T22:10:22.987051356</dc:date>
    <meta:generator>LibreOffice/4.1.5.3$Linux_X86_64 LibreOffice_project/410m0$Build-3</meta:generator>
    <meta:editing-duration>PT18H16M14S</meta:editing-duration>
    <meta:editing-cycles>121</meta:editing-cycles>
    <meta:document-statistic meta:table-count="6" meta:cell-count="2834" meta:object-count="0"/>
  </office:meta>
</office:document-meta>
</file>